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57in"/>
    </style:style>
    <style:style style:name="co2" style:family="table-column">
      <style:table-column-properties fo:break-before="auto" style:column-width="4.861in"/>
    </style:style>
    <style:style style:name="co3" style:family="table-column">
      <style:table-column-properties fo:break-before="auto" style:column-width="0.8756in"/>
    </style:style>
    <style:style style:name="co4" style:family="table-column">
      <style:table-column-properties fo:break-before="auto" style:column-width="1.5638in"/>
    </style:style>
    <style:style style:name="co5" style:family="table-column">
      <style:table-column-properties fo:break-before="auto" style:column-width="1.6193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9in"/>
    </style:style>
    <style:style style:name="co8" style:family="table-column">
      <style:table-column-properties fo:break-before="auto" style:column-width="1.7047in"/>
    </style:style>
    <style:style style:name="co9" style:family="table-column">
      <style:table-column-properties fo:break-before="auto" style:column-width="0.903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Source</text:p>
          </table:table-cell>
          <table:table-cell office:value-type="string">
            <text:p>Recipe List</text:p>
          </table:table-cell>
          <table:table-cell office:value-type="string">
            <text:p>Name</text:p>
          </table:table-cell>
          <table:table-cell office:value-type="string">
            <text:p>Chef</text:p>
          </table:table-cell>
          <table:table-cell office:value-type="string">
            <text:p>Ingredients</text:p>
          </table:table-cell>
          <table:table-cell office:value-type="string">
            <text:p>Instructions</text:p>
          </table:table-cell>
          <table:table-cell office:value-type="string">
            <text:p>Yield</text:p>
          </table:table-cell>
          <table:table-cell office:value-type="string">
            <text:p>Dish</text:p>
          </table:table-cell>
          <table:table-cell office:value-type="string">
            <text:p>Cuisine</text:p>
          </table:table-cell>
          <table:table-cell office:value-type="string">
            <text:p>Method</text:p>
          </table:table-cell>
        </table:table-row>
        <table:table-row table:style-name="ro2">
          <table:table-cell office:value-type="string">
            <text:p>Food Network</text:p>
          </table:table-cell>
          <table:table-cell office:value-type="string">
            <text:p>json.loads(soup.find('script', type='application/ld+json').text)[0]</text:p>
          </table:table-cell>
          <table:table-cell office:value-type="string">
            <text:p>data['name']</text:p>
          </table:table-cell>
          <table:table-cell office:value-type="string">
            <text:p>data['author'][0]['name']</text:p>
          </table:table-cell>
          <table:table-cell office:value-type="string">
            <text:p>data['recipeIngredient']</text:p>
          </table:table-cell>
          <table:table-cell office:value-type="string">
            <text:p>data['recipeInstructions']</text:p>
          </table:table-cell>
          <table:table-cell office:value-type="string">
            <text:p>data['recipeYield']</text:p>
          </table:table-cell>
          <table:table-cell office:value-type="string">
            <text:p>data['recipeCategory']</text:p>
          </table:table-cell>
          <table:table-cell table:number-columns-repeated="2" office:value-type="string">
            <text:p>From name</text:p>
          </table:table-cell>
        </table:table-row>
        <table:table-row table:style-name="ro3">
          <table:table-cell office:value-type="string">
            <text:p>Bon Appetit</text:p>
          </table:table-cell>
          <table:table-cell office:value-type="string">
            <text:p>json.loads(soup.find('script', type='application/ld+json').text)</text:p>
          </table:table-cell>
          <table:table-cell office:value-type="string">
            <text:p>data['name']</text:p>
          </table:table-cell>
          <table:table-cell office:value-type="string">
            <text:p>data['author']['name']</text:p>
          </table:table-cell>
          <table:table-cell office:value-type="string">
            <text:p>data['recipeIngredient']</text:p>
          </table:table-cell>
          <table:table-cell office:value-type="string">
            <text:p>data['recipeInstructions']</text:p>
          </table:table-cell>
          <table:table-cell office:value-type="string">
            <text:p>data['recipeYield']</text:p>
          </table:table-cell>
          <table:table-cell office:value-type="string">
            <text:p>data['recipeCategory']</text:p>
          </table:table-cell>
          <table:table-cell table:number-columns-repeated="2" office:value-type="string">
            <text:p>From name</text:p>
          </table:table-cell>
        </table:table-row>
        <table:table-row table:style-name="ro3">
          <table:table-cell office:value-type="string">
            <text:p>Salt &amp; Lav</text:p>
          </table:table-cell>
          <table:table-cell office:value-type="string">
            <text:p>json.loads(soup.find('script', type='application/ld+json').text)[<text:a xlink:href="mailto:'@graph">'@graph</text:a>'][7]</text:p>
          </table:table-cell>
          <table:table-cell office:value-type="string">
            <text:p>data['name']</text:p>
          </table:table-cell>
          <table:table-cell office:value-type="string">
            <text:p>data['author']['name']</text:p>
          </table:table-cell>
          <table:table-cell office:value-type="string">
            <text:p>data['recipeIngredient']</text:p>
          </table:table-cell>
          <table:table-cell office:value-type="string">
            <text:p>data['recipeInstructions']</text:p>
          </table:table-cell>
          <table:table-cell office:value-type="string">
            <text:p>data['recipeYield']</text:p>
          </table:table-cell>
          <table:table-cell office:value-type="string">
            <text:p>data['recipeCategory'][0]</text:p>
          </table:table-cell>
          <table:table-cell table:number-columns-repeated="2" office:value-type="string">
            <text:p>From name</text:p>
          </table:table-cell>
        </table:table-row>
        <table:table-row table:style-name="ro3">
          <table:table-cell office:value-type="string">
            <text:p>Delish</text:p>
          </table:table-cell>
          <table:table-cell office:value-type="string">
            <text:p>json.loads(soup.find('script', type='application/ld+json').text)</text:p>
          </table:table-cell>
          <table:table-cell office:value-type="string">
            <text:p>data['name']</text:p>
          </table:table-cell>
          <table:table-cell office:value-type="string">
            <text:p>data['author']['name']</text:p>
          </table:table-cell>
          <table:table-cell office:value-type="string">
            <text:p>data['recipeIngredient']</text:p>
          </table:table-cell>
          <table:table-cell office:value-type="string">
            <text:p>data['recipeInstructions']</text:p>
          </table:table-cell>
          <table:table-cell office:value-type="string">
            <text:p>data['recipeYield']</text:p>
          </table:table-cell>
          <table:table-cell office:value-type="string">
            <text:p>data['recipeCategory'][0]</text:p>
          </table:table-cell>
          <table:table-cell table:number-columns-repeated="2" office:value-type="string">
            <text:p>From name</text:p>
          </table:table-cell>
        </table:table-row>
        <table:table-row table:style-name="ro2">
          <table:table-cell office:value-type="string">
            <text:p>Macheesmo</text:p>
          </table:table-cell>
          <table:table-cell office:value-type="string">
            <text:p>data = json.loads(soup.find_all('script', type='application/ld+json')[1].text)</text:p>
          </table:table-cell>
          <table:table-cell office:value-type="string">
            <text:p>data['name']</text:p>
          </table:table-cell>
          <table:table-cell office:value-type="string">
            <text:p>data['author']['name']</text:p>
          </table:table-cell>
          <table:table-cell office:value-type="string">
            <text:p>data['recipeIngredient']</text:p>
          </table:table-cell>
          <table:table-cell office:value-type="string">
            <text:p>data['recipeInstructions']</text:p>
          </table:table-cell>
          <table:table-cell office:value-type="string">
            <text:p>data['recipeYield']</text:p>
          </table:table-cell>
          <table:table-cell office:value-type="string">
            <text:p>data['recipeCategory']</text:p>
          </table:table-cell>
          <table:table-cell table:number-columns-repeated="2" office:value-type="string">
            <text:p>From name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8">07/08/2020</text:date>, <text:time>21:5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Eilertson</meta:initial-creator>
    <meta:creation-date>2020-07-08T21:16:03.06</meta:creation-date>
    <dc:date>2020-07-08T21:59:42.85</dc:date>
    <dc:creator>Andrew Eilertson</dc:creator>
    <meta:editing-duration>PT13M19S</meta:editing-duration>
    <meta:editing-cycles>1</meta:editing-cycles>
    <meta:document-statistic meta:table-count="3" meta:cell-count="60" meta:object-count="0"/>
    <meta:generator>OpenOffice/4.0.1$Win32 OpenOffice.org_project/401m5$Build-9714</meta:generator>
  </office:meta>
</office:document-meta>
</file>